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lide 1 in Second Dec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oodbye Everyo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ide 2 in Second De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oday is the 7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Cordia New" style:font-family-complex="'Cordia New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Cordia New" style:font-family-complex="'Cordia N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Cordia New" style:font-family-complex="'Cordia N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Cordia New" style:font-family-complex="'Cordia New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7T15:47:16.543000000</meta:creation-date>
    <dc:date>2017-01-07T15:48:16.759000000</dc:date>
    <meta:editing-duration>PT1M</meta:editing-duration>
    <meta:editing-cycles>1</meta:editing-cycles>
    <meta:document-statistic meta:object-count="29"/>
    <meta:generator>LibreOffice/5.1.0.3$Windows_X86_64 LibreOffice_project/5e3e00a007d9b3b6efb6797a8b8e57b51ab1f737</meta:generator>
  </office:meta>
</office:document-meta>
</file>